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2a6099" loext:opacity="100%"/>
    </style:style>
    <style:style style:name="T3" style:family="text">
      <style:text-properties fo:color="#158466" loext:opacity="100%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2a6099" loext:opacity="100%" fo:font-style="italic" style:font-style-asian="italic" style:font-style-complex="italic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orting an Ar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sort() Method</text:p>
          </draw:text-box>
        </draw:frame>
        <draw:frame draw:style-name="gr2" draw:text-style-name="P3" draw:layer="layout" svg:width="25cm" svg:height="3.095cm" svg:x="1cm" svg:y="3cm">
          <draw:text-box>
            <text:p>The sort() method sorts an array alphabetically: </text:p>
            <text:p/>
            <text:p>const fruits = ["Banana", "Orange", "Apple", "Mango"];</text:p>
            <text:p>fruits.sort()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Reversing an Array</text:p>
          </draw:text-box>
        </draw:frame>
        <draw:frame draw:style-name="gr3" draw:text-style-name="P3" draw:layer="layout" svg:width="26cm" svg:height="5.228cm" svg:x="1cm" svg:y="3cm">
          <draw:text-box>
            <text:p>The reverse() method reverses the elements in an array.</text:p>
            <text:p/>
            <text:p>You can use it to sort an array in descending order: </text:p>
            <text:p/>
            <text:p>const fruits = ["Banana", "Orange", "Apple", "Mango"];</text:p>
            <text:p>fruits.sort();</text:p>
            <text:p>fruits.reverse(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ut how to do a numerical sorting?</text:p>
          </draw:text-box>
        </draw:frame>
        <draw:frame draw:style-name="gr4" draw:text-style-name="P4" draw:layer="layout" svg:width="26.5cm" svg:height="11.33cm" svg:x="0.5cm" svg:y="2.5cm">
          <draw:text-box>
            <text:p><text:span text:style-name="T1">For numerical sorting, we need a function to compare values that need to be sorted.</text:span></text:p>
            <text:p/>
            <text:p><text:span text:style-name="T1">let myNumericalSort = function(a, b) {</text:span></text:p>
            <text:p><text:span text:style-name="T1"><text:s text:c="2"/></text:span><text:span text:style-name="T1">return a - b;</text:span></text:p>
            <text:p><text:span text:style-name="T1">} </text:span></text:p>
            <text:p/>
            <text:p><text:span text:style-name="T1">myNumericalSort(0, 1) </text:span></text:p>
            <text:p><text:span text:style-name="T1">-1 # Here, the output is negative, so no change will be done in the order of the two args.</text:span></text:p>
            <text:p/>
            <text:p><text:span text:style-name="T1">myNumericalSort(1, 0)</text:span></text:p>
            <text:p><text:span text:style-name="T1">1 # Here, the output is positive, so two incoming numbers would be swapped in their order.</text:span></text:p>
            <text:p/>
            <text:p><text:span text:style-name="T1">myNumericalSort(10, 2)</text:span></text:p>
            <text:p><text:span text:style-name="T1">8 # Here, the output is positive, so two incoming numbers would be swapped in their order. </text:span></text:p>
            <text:p/>
            <text:p><text:span text:style-name="T1">myNumericalSort(2, 10)</text:span></text:p>
            <text:p><text:span text:style-name="T1">-8 # Here, the output is negative, so no change in order of the two arg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ne Point to Note About Functions in JavaScript</text:p>
          </draw:text-box>
        </draw:frame>
        <draw:frame draw:style-name="gr4" draw:text-style-name="P4" draw:layer="layout" svg:width="22cm" svg:height="3.095cm" svg:x="1cm" svg:y="3cm">
          <draw:text-box>
            <text:p>One Point to Note About Functions in JavaScript... is that functions can be passed around as arguments to other functions (or methods)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ow do we use this fact to do numerical sorting?</text:p>
          </draw:text-box>
        </draw:frame>
        <draw:frame draw:style-name="gr4" draw:text-style-name="P4" draw:layer="layout" svg:width="24.5cm" svg:height="10.205cm" svg:x="1cm" svg:y="2.5cm">
          <draw:text-box>
            <text:p><text:span text:style-name="T2">let arr = [100, 50, 20, 5 , 3]</text:span></text:p>
            <text:p><text:span text:style-name="T2"/></text:p>
            <text:p><text:span text:style-name="T2">arr.sort()</text:span></text:p>
            <text:p/>
            <text:p><text:span text:style-name="T3">Array(5) [ 100, 20, 3, 5, 50 ]</text:span></text:p>
            <text:p><text:span text:style-name="T3"/></text:p>
            <text:p>This is ‘dictionary order’. 100 comes before 20 because 1 comes before 2. </text:p>
            <text:p/>
            <text:p>And 5 comes before 50 because shorter words with same starting characters come before longer words with same starting characters.</text:p>
            <text:p/>
            <text:p><text:span text:style-name="T2">arr.sort(myNumericalSort)</text:span></text:p>
            <text:p/>
            <text:p><text:span text:style-name="T3">Array(5) [ 3, 5, 20, 50, 100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ven shorter syntax to write the above code</text:p>
          </draw:text-box>
        </draw:frame>
        <draw:frame draw:style-name="gr4" draw:text-style-name="P4" draw:layer="layout" svg:width="26cm" svg:height="10.916cm" svg:x="1cm" svg:y="3cm">
          <draw:text-box>
            <text:p>These three following statements are equivalent:</text:p>
            <text:p/>
            <text:p><text:span text:style-name="T2">arr.sort(myNumericalSort)</text:span></text:p>
            <text:p><text:span text:style-name="T3">Array(5) [ 3, 5, 20, 50, 100 ]</text:span></text:p>
            <text:p># This was through a named function.</text:p>
            <text:p/>
            <text:p><text:span text:style-name="T2">arr.sort(function(a, b) {</text:span></text:p>
            <text:p><text:span text:style-name="T2"><text:s text:c="2"/></text:span><text:span text:style-name="T2">return a - b;</text:span></text:p>
            <text:p><text:span text:style-name="T2">});</text:span></text:p>
            <text:p><text:span text:style-name="T3">Array(5) [ 3, 5, 20, 50, 100 ]</text:span></text:p>
            <text:p># This was through anonymous function.</text:p>
            <text:p/>
            <text:p text:style-name="P6"><text:span text:style-name="T2">arr.sort((a, b) =&gt; a - b);</text:span></text:p>
            <text:p text:style-name="P6"><text:span text:style-name="T3">Array(5) [ 3, 5, 20, 50, 100 ]</text:span></text:p>
            <text:p text:style-name="P6"># This was through arrow function express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Note About Anonymous Functions in JavaScript</text:p>
          </draw:text-box>
        </draw:frame>
        <draw:frame draw:style-name="gr5" draw:text-style-name="P4" draw:layer="layout" svg:width="27cm" svg:height="12.338cm" svg:x="0.3cm" svg:y="2.2cm">
          <draw:text-box>
            <text:p>Named function declaration:</text:p>
            <text:p/>
            <text:p><text:span text:style-name="T4">function</text:span><text:span text:style-name="T5"> functionName (parameters) {</text:span></text:p>
            <text:p><text:span text:style-name="T5"><text:s text:c="2"/></text:span><text:span text:style-name="T5">// code to be executed</text:span></text:p>
            <text:p><text:span text:style-name="T5">}</text:span></text:p>
            <text:p><text:span text:style-name="T5"/></text:p>
            <text:p><text:span text:style-name="T6">Things to note about anonymous functions:</text:span></text:p>
            <text:p><text:span text:style-name="T7">1. Definition of an anonymous function comes as part of a broader statement.</text:span></text:p>
            <text:p><text:span text:style-name="T7">2. The way the definition differs from a named function is that it just lacks the ‘functionName’.</text:span></text:p>
            <text:p/>
            <text:p>function myFunction(a, b) {</text:p>
            <text:p><text:s text:c="2"/>return a * b;</text:p>
            <text:p>} // This is a named function</text:p>
            <text:p/>
            <text:p>const x = function (a, b) {return a * b}; </text:p>
            <text:p>// Here expression on right hand side is anonymous function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umeric Sort and Compare Function</text:p>
          </draw:text-box>
        </draw:frame>
        <draw:frame draw:style-name="gr6" draw:text-style-name="P3" draw:layer="layout" svg:width="25.5cm" svg:height="11.627cm" svg:x="0.2cm" svg:y="2.1cm">
          <draw:text-box>
            <text:p>By default, the sort() function sorts values as strings.</text:p>
            <text:p/>
            <text:p>This works well for strings ("Apple" comes before "Banana").</text:p>
            <text:p/>
            <text:p>However, if numbers are sorted as strings, "25" is bigger than "100", because "2" is bigger than "1".</text:p>
            <text:p/>
            <text:p>Because of this, the sort() method will produce incorrect result when sorting numbers.</text:p>
            <text:p/>
            <text:p>You can fix this by providing a compare function:</text:p>
            <text:p/>
            <text:p><text:span text:style-name="T5">const points = [40, 100, 1, 5, 25, 10];</text:span></text:p>
            <text:p><text:span text:style-name="T5">points.sort( function (a, b) { return a – b } );</text:span></text:p>
            <text:p><text:span text:style-name="T5">// points: [ 1, 5, 10, 25, 40, 100 ]</text:span></text:p>
            <text:p><text:span text:style-name="T5"/></text:p>
            <text:p><text:span text:style-name="T6">Note:</text:span><text:span text:style-name="T7"> compare function is an anonymous fun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3cm" svg:height="5.228cm" svg:x="1cm" svg:y="3cm">
          <draw:text-box>
            <text:p>Use the same trick to sort an array descending:</text:p>
            <text:p/>
            <text:p>const points = [40, 100, 1, 5, 25, 10];</text:p>
            <text:p>points.sort(function(a, b){return b – a});</text:p>
            <text:p/>
            <text:p>The way it differs from ascending order sorting is that it is returning ‘b-a’ instead of ‘a-b’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The Compare Function</text:p>
          </draw:text-box>
        </draw:frame>
        <draw:frame draw:style-name="gr7" draw:text-style-name="P3" draw:layer="layout" svg:width="27cm" svg:height="10.205cm" svg:x="0.5cm" svg:y="3cm">
          <draw:text-box>
            <text:p>The purpose of the compare function is to define an alternative sort order.</text:p>
            <text:p/>
            <text:p>The compare function should return a negative, zero, or positive value, depending on the arguments:</text:p>
            <text:p>function(a, b){return a - b}</text:p>
            <text:p/>
            <text:p>When the sort() function compares two values, it sends the values to the compare function, and sorts the values according to the returned (negative, zero, positive) value.</text:p>
            <text:p/>
            <text:p>If the result is negative, a is sorted before b.</text:p>
            <text:p/>
            <text:p>If the result is positive, b is sorted before a.</text:p>
            <text:p/>
            <text:p>If the result is 0, no changes are done with the sort order of the two valu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3" draw:layer="layout" svg:width="25cm" svg:height="5.939cm" svg:x="1cm" svg:y="3cm">
          <draw:text-box>
            <text:p>Example:</text:p>
            <text:p/>
            <text:p>The compare function compares all the values in the array, two values at a time (a, b).</text:p>
            <text:p/>
            <text:p>When comparing 40 and 100, the sort() method calls the compare function(40, 100).</text:p>
            <text:p/>
            <text:p>The function calculates 40 - 100 (a - b), and since the result is negative (-60), <text:s/>the sort function will sort 40 as a value lower than 10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Shuffling an Array</text:p>
          </draw:text-box>
        </draw:frame>
        <draw:frame draw:style-name="gr9" draw:text-style-name="P7" draw:layer="layout" svg:width="26cm" svg:height="10.916cm" svg:x="1cm" svg:y="3cm">
          <draw:text-box>
            <text:p><text:span text:style-name="T8">The Fisher Yates Method</text:span></text:p>
            <text:p><text:span text:style-name="T8"/></text:p>
            <text:p><text:span text:style-name="T9">The most popular correct method, is called the Fisher Yates shuffle, and was introduced in data science as early as 1938!</text:span></text:p>
            <text:p><text:span text:style-name="T9"/></text:p>
            <text:p><text:span text:style-name="T9">In JavaScript the method can be translated to this:</text:span></text:p>
            <text:p><text:span text:style-name="T9"/></text:p>
            <text:p><text:span text:style-name="T10">const points = [40, 100, 1, 5, 25, 10];</text:span></text:p>
            <text:p><text:span text:style-name="T10"/></text:p>
            <text:p><text:span text:style-name="T10">for (let i = points.length -1; i &gt; 0; i--) {</text:span></text:p>
            <text:p><text:span text:style-name="T10"><text:s text:c="2"/></text:span><text:span text:style-name="T10">let j = Math.floor(Math.random() * (i+1));</text:span></text:p>
            <text:p><text:span text:style-name="T10"><text:s text:c="2"/></text:span><text:span text:style-name="T10">let k = points[i];</text:span></text:p>
            <text:p><text:span text:style-name="T10"><text:s text:c="2"/></text:span><text:span text:style-name="T10">points[i] = points[j];</text:span></text:p>
            <text:p><text:span text:style-name="T10"><text:s text:c="2"/></text:span><text:span text:style-name="T10">points[j] = k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Using Math.max() on an Array</text:p>
          </draw:text-box>
        </draw:frame>
        <draw:frame draw:style-name="gr10" draw:text-style-name="P3" draw:layer="layout" svg:width="23.5cm" svg:height="9.494cm" svg:x="1cm" svg:y="3.5cm">
          <draw:text-box>
            <text:p>You can use Math.max.apply to find the highest number in an array:</text:p>
            <text:p/>
            <text:p><text:span text:style-name="T5">function myArrayMax(arr) {</text:span></text:p>
            <text:p><text:span text:style-name="T5"><text:s text:c="2"/></text:span><text:span text:style-name="T5">return Math.max.apply(null, arr);</text:span></text:p>
            <text:p><text:span text:style-name="T5">}</text:span></text:p>
            <text:p/>
            <text:p>Math.max.apply(null, [1, 2, 3]) is equivalent to Math.max(1, 2, 3).</text:p>
            <text:p/>
            <text:p>OR</text:p>
            <text:p><text:s/></text:p>
            <text:p>Equivalently, using the ‘spread’ operator:</text:p>
            <text:p/>
            <text:p><text:span text:style-name="T5">Math.max(...[1,2,3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Using Math.min() on an Array</text:p>
          </draw:text-box>
        </draw:frame>
        <draw:frame draw:style-name="gr11" draw:text-style-name="P3" draw:layer="layout" svg:width="23cm" svg:height="8.072cm" svg:x="1cm" svg:y="3cm">
          <draw:text-box>
            <text:p>You can use Math.min.apply to find the lowest number in an array:</text:p>
            <text:p/>
            <text:p><text:span text:style-name="T5">function myArrayMin(arr) {</text:span></text:p>
            <text:p><text:span text:style-name="T5"><text:s text:c="2"/></text:span><text:span text:style-name="T5">return Math.min.apply(null, arr);</text:span></text:p>
            <text:p><text:span text:style-name="T5">}</text:span></text:p>
            <text:p><text:span text:style-name="T5"/></text:p>
            <text:p><text:span text:style-name="T11">Math.min.apply(null, [1, 2, 3]) is equivalent to Math.min(1, 2, 3).</text:span></text:p>
            <text:p><text:span text:style-name="T11"/></text:p>
            <text:p><text:span text:style-name="T11">OR </text:span></text:p>
            <text:p><text:span text:style-name="T11"/></text:p>
            <text:p><text:span text:style-name="T11">Equivalently, you can use the spread operator on the array to pass it directl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889cm" svg:x="1cm" svg:y="0.219cm" presentation:class="title" presentation:user-transformed="true">
          <draw:text-box>
            <text:p><text:span text:style-name="T12">Why Shuffling, Min and Max are discussed if they are not available out of the box?</text:span></text:p>
          </draw:text-box>
        </draw:frame>
        <draw:frame draw:style-name="gr4" draw:text-style-name="P4" draw:layer="layout" svg:width="25cm" svg:height="0.962cm" svg:x="1cm" svg:y="3cm">
          <draw:text-box>
            <text:p>This likely because these three functionality are available out of the box in Pyth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rting Object Arrays</text:p>
          </draw:text-box>
        </draw:frame>
        <draw:frame draw:style-name="gr12" draw:text-style-name="P3" draw:layer="layout" svg:width="25cm" svg:height="8.783cm" svg:x="1cm" svg:y="2.5cm">
          <draw:text-box>
            <text:p><text:span text:style-name="T13">const cars = [</text:span></text:p>
            <text:p><text:span text:style-name="T13"><text:s text:c="2"/></text:span><text:span text:style-name="T13">{type:"Volvo", year:2016},</text:span></text:p>
            <text:p><text:span text:style-name="T13"><text:s text:c="2"/></text:span><text:span text:style-name="T13">{type:"Saab", year:2001},</text:span></text:p>
            <text:p><text:span text:style-name="T13"><text:s text:c="2"/></text:span><text:span text:style-name="T13">{type:"BMW", year:2010}</text:span></text:p>
            <text:p><text:span text:style-name="T13">];</text:span></text:p>
            <text:p/>
            <text:p>Even if objects have properties of different data types, the sort() method can be used to sort the array.</text:p>
            <text:p/>
            <text:p>The solution is to write a compare function to compare the property values:</text:p>
            <text:p/>
            <text:p><text:span text:style-name="T13">cars.sort(function(a, b){return a.year - b.year})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14">Comparing string properties is a little more complex</text:span></text:p>
          </draw:text-box>
        </draw:frame>
        <draw:frame draw:style-name="gr3" draw:text-style-name="P8" draw:layer="layout" svg:width="25cm" svg:height="5.228cm" svg:x="1cm" svg:y="3cm">
          <draw:text-box>
            <text:p><text:span text:style-name="T5">cars.sort(function(a, b){</text:span></text:p>
            <text:p><text:span text:style-name="T5"><text:s text:c="2"/></text:span><text:span text:style-name="T5">let x = a.type.toLowerCase();</text:span></text:p>
            <text:p><text:span text:style-name="T5"><text:s text:c="2"/></text:span><text:span text:style-name="T5">let y = b.type.toLowerCase();</text:span></text:p>
            <text:p><text:span text:style-name="T5"><text:s text:c="2"/></text:span><text:span text:style-name="T5">if (x &lt; y) {return -1;}</text:span></text:p>
            <text:p><text:span text:style-name="T5"><text:s text:c="2"/></text:span><text:span text:style-name="T5">if (x &gt; y) {return 1;}</text:span></text:p>
            <text:p><text:span text:style-name="T5"><text:s text:c="2"/></text:span><text:span text:style-name="T5">return 0;</text:span></text:p>
            <text:p><text:span text:style-name="T5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13:40:00.003406867</meta:creation-date>
    <meta:editing-duration>PT1H57M39S</meta:editing-duration>
    <meta:editing-cycles>16</meta:editing-cycles>
    <meta:generator>LibreOffice/7.3.7.2$Linux_X86_64 LibreOffice_project/30$Build-2</meta:generator>
    <dc:title>Blue Curve</dc:title>
    <dc:date>2023-10-16T11:03:43.809799268</dc:date>
    <meta:document-statistic meta:object-count="106"/>
  </office:meta>
</office:document-meta>
</file>